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ff8000" draw:fill-gradient-name="Gradient_20_377" draw:opacity="76%" draw:textarea-horizontal-align="justify" draw:textarea-vertical-align="middle" draw:auto-grow-height="false" fo:min-height="5.465cm" fo:min-width="0.706cm"/>
    </style:style>
    <style:style style:name="gr2" style:family="graphic" style:parent-style-name="standard">
      <style:graphic-properties draw:stroke="none" draw:fill="gradient" draw:fill-color="#00b0f0" draw:fill-gradient-name="Gradient_20_339" draw:opacity="84%" draw:textarea-horizontal-align="justify" draw:textarea-vertical-align="middle" draw:auto-grow-height="false" fo:min-height="5.465cm" fo:min-width="10.49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6cm" fo:min-width="1.93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08cm" fo:min-width="1.88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5cm"/>
      <style:paragraph-properties style:writing-mode="lr-tb"/>
    </style:style>
    <style:style style:name="P1" style:family="paragraph">
      <loext:graphic-properties draw:fill="gradient" draw:fill-color="#ff8000" draw:fill-gradient-name="Gradient_20_377" draw:opacity="76%"/>
      <style:paragraph-properties fo:text-align="center"/>
    </style:style>
    <style:style style:name="P2" style:family="paragraph">
      <loext:graphic-properties draw:fill="gradient" draw:fill-color="#00b0f0" draw:fill-gradient-name="Gradient_20_339" draw:opacity="84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06cm" svg:height="5.715cm" svg:x="14.53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97cm" svg:height="5.715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38cm" svg:height="0.61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25cm" svg:y="8.95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03cm" svg:y1="10.017cm" svg:x2="15.657cm" svg:y2="10.017cm">
          <text:p/>
        </draw:line>
        <draw:frame draw:style-name="gr6" draw:text-style-name="P4" draw:layer="layout" svg:width="0.976cm" svg:height="0.725cm" svg:x="13.93cm" svg:y="9.933cm">
          <draw:text-box>
            <text:p><text:span text:style-name="T1">16</text:span></text:p>
          </draw:text-box>
        </draw:frame>
        <draw:line draw:style-name="gr5" draw:text-style-name="P3" draw:layer="layout" svg:x1="12.763cm" svg:y1="8.942cm" svg:x2="12.763cm" svg:y2="9.586cm">
          <text:p/>
        </draw:line>
        <draw:frame draw:style-name="gr7" draw:text-style-name="P4" draw:layer="layout" svg:width="0.739cm" svg:height="0.725cm" svg:x="12.041cm" svg:y="8.908cm">
          <draw:text-box>
            <text:p><text:span text:style-name="T1">4</text:span></text:p>
          </draw:text-box>
        </draw:frame>
        <draw:frame draw:style-name="gr8" draw:text-style-name="P4" draw:layer="layout" svg:width="8.249cm" svg:height="0.725cm" svg:x="7.667cm" svg:y="7.985cm">
          <draw:text-box>
            <text:p><text:span text:style-name="T1">Local (workgroup) size = (16,4,1)→(4,16)</text:span></text:p>
          </draw:text-box>
        </draw:frame>
        <draw:line draw:style-name="gr5" draw:text-style-name="P3" draw:layer="layout" svg:x1="3.54cm" svg:y1="2.434cm" svg:x2="15.76cm" svg:y2="2.434cm">
          <text:p/>
        </draw:line>
        <draw:frame draw:style-name="gr9" draw:text-style-name="P4" draw:layer="layout" svg:width="6.674cm" svg:height="0.725cm" svg:x="7.364cm" svg:y="1.675cm">
          <draw:text-box>
            <text:p><text:span text:style-name="T1">Global size = (80,72,1)→ (72,80)</text:span></text:p>
          </draw:text-box>
        </draw:frame>
        <draw:line draw:style-name="gr5" draw:text-style-name="P3" draw:layer="layout" svg:x1="3.54cm" svg:y1="3.222cm" svg:x2="14.536cm" svg:y2="3.222cm">
          <text:p/>
        </draw:line>
        <draw:frame draw:style-name="gr10" draw:text-style-name="P4" draw:layer="layout" svg:width="4.354cm" svg:height="0.725cm" svg:x="7.45cm" svg:y="2.497cm">
          <draw:text-box>
            <text:p><text:span text:style-name="T1">Matrix size = (72,7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39" draw:display-name="Gradient 339" draw:style="linear" draw:start-color="#00b0f0" draw:end-color="#ffffff" draw:start-intensity="100%" draw:end-intensity="100%" draw:angle="0deg" draw:border="0%"/>
    <draw:gradient draw:name="Gradient_20_377" draw:display-name="Gradient 377" draw:style="linear" draw:start-color="#ff8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start-width="0.102cm" draw:marker-end="Dimension_20_Lines" draw:marker-end-width="0.10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22:30.114526367</meta:creation-date>
    <dc:date>2023-02-03T10:01:30.772206583</dc:date>
    <meta:editing-duration>PT11M26S</meta:editing-duration>
    <meta:editing-cycles>5</meta:editing-cycles>
    <meta:generator>LibreOffice/7.3.7.2$Linux_X86_64 LibreOffice_project/30$Build-2</meta:generator>
    <meta:document-statistic meta:object-count="48"/>
  </office:meta>
</office:document-meta>
</file>